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amesHandler.logResponseString( String response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mesWatchdogTarget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Handler.errorHandler( Runtim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amesHandler.initHandler( Socket conn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AbstractJamesHandler.setStreamDumpDir( String streamDump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JamesHandler.cleanHandl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bstractJamesHandler.service( ServiceManag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Handler.writeLoggedFlushedResponse( String response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amesHandler.handleConnection( Socket connec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AbstractJamesHandler.writeLoggedResponse( String response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amesHandler.setDnsServer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Handler.idle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JamesHandler.setWatchdog( Watchdog theWatchd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mesHandler.getWatchdog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